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7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8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1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2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3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6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/>
    <style:style style:name="ce8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1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4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0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4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1.4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2.9pt" style:use-optimal-row-height="false" fo:break-before="auto"/>
    </style:style>
    <style:style style:name="ro18" style:family="table-row">
      <style:table-row-properties style:row-height="25.9pt" style:use-optimal-row-height="false" fo:break-before="auto"/>
    </style:style>
    <style:style style:name="ro19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7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28">
            <text:p>村里數</text:p>
          </table:table-cell>
          <table:table-cell office:value-type="string" table:number-columns-spanned="1" table:number-rows-spanned="2" table:style-name="ce128">
            <text:p>鄰<text:span text:style-name="T3"><text:s text:c="2"/></text:span>數</text:p>
          </table:table-cell>
          <table:table-cell office:value-type="string" table:number-columns-spanned="1" table:number-rows-spanned="2" table:style-name="ce128">
            <text:p>戶<text:span text:style-name="T3"><text:s text:c="2"/></text:span>數</text:p>
          </table:table-cell>
          <table:table-cell office:value-type="string" table:number-columns-spanned="3" table:number-rows-spanned="1" table:style-name="ce128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4" table:style-name="ce62">
            <text:p><text:s text:c="3"/>142,734</text:p>
          </table:table-cell>
          <table:table-cell office:value-type="float" office:value="8734477" table:style-name="ce62">
            <text:p><text:s text:c="3"/>8,734,477</text:p>
          </table:table-cell>
          <table:table-cell office:value-type="float" office:value="23588932" table:style-name="ce62">
            <text:p><text:s text:c="3"/>23,588,932</text:p>
          </table:table-cell>
          <table:table-cell office:value-type="float" office:value="11712913" table:style-name="ce62">
            <text:p><text:s text:c="3"/>11,712,913</text:p>
          </table:table-cell>
          <table:table-cell office:value-type="float" office:value="11876019" table:style-name="ce62">
            <text:p><text:s text:c="3"/>11,876,019</text:p>
          </table:table-cell>
          <table:table-cell office:value-type="float" office:value="98.63" table:style-name="ce63">
            <text:p>98.63</text:p>
          </table:table-cell>
          <table:table-cell office:value-type="float" office:value="651.67999999999995" table:style-name="ce63">
            <text:p>651.68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53">
            <text:p>108 年</text:p>
          </table:table-cell>
          <table:table-cell office:value-type="string" table:style-name="ce65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5">
            <text:p/>
          </table:table-cell>
          <table:table-cell office:value-type="string" table:style-name="ce55">
            <text:p/>
          </table:table-cell>
          <table:table-cell office:value-type="string" table:style-name="ce56">
            <text:p/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1" table:style-name="ce62">
            <text:p><text:s text:c="3"/>142,741</text:p>
          </table:table-cell>
          <table:table-cell office:value-type="float" office:value="8740977" table:style-name="ce62">
            <text:p><text:s text:c="3"/>8,740,977</text:p>
          </table:table-cell>
          <table:table-cell office:value-type="float" office:value="23590744" table:style-name="ce62">
            <text:p><text:s text:c="3"/>23,590,744</text:p>
          </table:table-cell>
          <table:table-cell office:value-type="float" office:value="11712236" table:style-name="ce62">
            <text:p><text:s text:c="3"/>11,712,236</text:p>
          </table:table-cell>
          <table:table-cell office:value-type="float" office:value="11878508" table:style-name="ce62">
            <text:p><text:s text:c="3"/>11,878,508</text:p>
          </table:table-cell>
          <table:table-cell office:value-type="float" office:value="98.6" table:style-name="ce63">
            <text:p>98.60</text:p>
          </table:table-cell>
          <table:table-cell office:value-type="float" office:value="651.73" table:style-name="ce63">
            <text:p>651.73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46680" table:style-name="ce62">
            <text:p><text:s text:c="3"/>8,746,680</text:p>
          </table:table-cell>
          <table:table-cell office:value-type="float" office:value="23590004" table:style-name="ce62">
            <text:p><text:s text:c="3"/>23,590,004</text:p>
          </table:table-cell>
          <table:table-cell office:value-type="float" office:value="11710952" table:style-name="ce62">
            <text:p><text:s text:c="3"/>11,710,952</text:p>
          </table:table-cell>
          <table:table-cell office:value-type="float" office:value="11879052" table:style-name="ce62">
            <text:p><text:s text:c="3"/>11,879,052</text:p>
          </table:table-cell>
          <table:table-cell office:value-type="float" office:value="98.58" table:style-name="ce63">
            <text:p>98.58</text:p>
          </table:table-cell>
          <table:table-cell office:value-type="float" office:value="651.71" table:style-name="ce63">
            <text:p>651.71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54384" table:style-name="ce62">
            <text:p><text:s text:c="3"/>8,754,384</text:p>
          </table:table-cell>
          <table:table-cell office:value-type="float" office:value="23589192" table:style-name="ce62">
            <text:p><text:s text:c="3"/>23,589,192</text:p>
          </table:table-cell>
          <table:table-cell office:value-type="float" office:value="11709344" table:style-name="ce62">
            <text:p><text:s text:c="3"/>11,709,344</text:p>
          </table:table-cell>
          <table:table-cell office:value-type="float" office:value="11879848" table:style-name="ce62">
            <text:p><text:s text:c="3"/>11,879,848</text:p>
          </table:table-cell>
          <table:table-cell office:value-type="float" office:value="98.56" table:style-name="ce63">
            <text:p>98.56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9">
          <table:table-cell office:value-type="string" table:style-name="ce66">
            <text:p>較上年同月　　増減 (%)</text:p>
          </table:table-cell>
          <table:table-cell office:value-type="float" office:value="0" table:style-name="ce67">
            <text:p>－</text:p>
          </table:table-cell>
          <table:table-cell office:value-type="float" office:value="0" table:style-name="ce67">
            <text:p>－</text:p>
          </table:table-cell>
          <table:table-cell office:value-type="float" office:value="0" table:style-name="ce67">
            <text:p>－</text:p>
          </table:table-cell>
          <table:table-cell office:value-type="float" office:value="4.3437443075931455E-2" table:style-name="ce68">
            <text:p>0.04</text:p>
          </table:table-cell>
          <table:table-cell office:value-type="float" office:value="1.1250587757000219" table:style-name="ce67">
            <text:p>1.13</text:p>
          </table:table-cell>
          <table:table-cell office:value-type="float" office:value="6.0151091198194132E-2" table:style-name="ce67">
            <text:p>0.06</text:p>
          </table:table-cell>
          <table:table-cell office:value-type="float" office:value="-6.5969925670924051E-2" table:style-name="ce67">
            <text:p><text:s text:c="3"/>－0.07</text:p>
          </table:table-cell>
          <table:table-cell office:value-type="float" office:value="0.18453995400310491" table:style-name="ce67">
            <text:p>0.18</text:p>
          </table:table-cell>
          <table:table-cell office:value-type="float" office:value="-0.25347257426746428" table:style-name="ce68">
            <text:p>－ <text:s text:c="2"/>0.25</text:p>
          </table:table-cell>
          <table:table-cell office:value-type="float" office:value="5.9845322857859699E-2" table:style-name="ce67">
            <text:p>0.06</text:p>
          </table:table-cell>
          <table:table-cell office:value-type="float" office:value="-1.1111111111111203" table:style-name="ce69">
            <text:p>－ <text:s text:c="2"/>1.11</text:p>
          </table:table-cell>
          <table:table-cell table:style-name="ce42"/>
          <table:table-cell table:number-columns-repeated="16371"/>
        </table:table-row>
        <table:table-row table:style-name="ro10">
          <table:table-cell office:value-type="string" table:style-name="ce70">
            <text:p>較本年上月</text:p>
            <text:p>増減 (%)</text:p>
          </table:table-cell>
          <table:table-cell office:value-type="float" office:value="0" table:style-name="ce71">
            <text:p>－</text:p>
          </table:table-cell>
          <table:table-cell office:value-type="float" office:value="0" table:style-name="ce71">
            <text:p>－</text:p>
          </table:table-cell>
          <table:table-cell office:value-type="float" office:value="0" table:style-name="ce71">
            <text:p>－</text:p>
          </table:table-cell>
          <table:table-cell office:value-type="float" office:value="4.9023384154241578E-3" table:style-name="ce72">
            <text:p>0.00</text:p>
          </table:table-cell>
          <table:table-cell office:value-type="float" office:value="2.6306783526313916E-2" table:style-name="ce71">
            <text:p>0.03</text:p>
          </table:table-cell>
          <table:table-cell office:value-type="float" office:value="1.8411971875151492E-2" table:style-name="ce73">
            <text:p>0.02</text:p>
          </table:table-cell>
          <table:table-cell office:value-type="float" office:value="7.9116492627470687E-3" table:style-name="ce74">
            <text:p>0.01</text:p>
          </table:table-cell>
          <table:table-cell office:value-type="float" office:value="2.8744338987815896E-2" table:style-name="ce71">
            <text:p>0.03</text:p>
          </table:table-cell>
          <table:table-cell office:value-type="float" office:value="-2.0325203252042918E-2" table:style-name="ce75">
            <text:p>－ <text:s text:c="2"/>0.02</text:p>
          </table:table-cell>
          <table:table-cell office:value-type="float" office:value="1.840631950303007E-2" table:style-name="ce71">
            <text:p>0.02</text:p>
          </table:table-cell>
          <table:table-cell office:value-type="float" office:value="0" table:style-name="ce76">
            <text:p>－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77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80"/>
          <table:table-cell office:value-type="string" table:style-name="ce81">
            <text:p>內政部戶政司<text:span text:style-name="T3"><text:s/></text:span>民國<text:span text:style-name="T3">109</text:span>年<text:span text:style-name="T3">1</text:span>月<text:span text:style-name="T3">8</text:span>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57"/>
          <table:table-cell table:style-name="ce82"/>
          <table:table-cell table:number-columns-repeated="16372" table:style-name="ce17"/>
        </table:table-row>
        <table:table-row table:style-name="ro6">
          <table:table-cell office:value-type="string" table:style-name="ce83">
            <text:p><text:s text:c="12"/>3.96年12月，原金門縣烏坵鄉面積因重測修正為1.2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4.96年12月起，我國土地面積增列東沙群島東沙島(2.38平方公里)及南沙群島太平島(0.4896平方公里)，由高雄市代管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4"/>；其設籍人口列於高雄市統計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5.98年2月，嘉義縣布袋鎮填海造地致面積增加1.9617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6.高雄市小港區土地面積100年9月因配合高雄港洲際貨櫃中心第一期工程計畫填築用地擴大為41.2061平方公里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9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0"/>
          <table:table-cell table:number-columns-repeated="16381" table:style-name="ce17"/>
        </table:table-row>
        <table:table-row table:style-name="ro6">
          <table:table-cell office:value-type="string" table:style-name="ce83">
            <text:p>　　 <text:s text:c="4"/>7.104年12月南沙太平島交通基礎整建工程竣工，增加面積0.0149平方公里。</text:p>
          </table:table-cell>
          <table:table-cell table:number-columns-repeated="2" table:style-name="ce90"/>
          <table:table-cell table:number-columns-repeated="16381" table:style-name="ce17"/>
        </table:table-row>
        <table:table-row table:number-rows-repeated="2" table:style-name="ro11">
          <table:table-cell table:style-name="ce77"/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57"/>
          <table:table-cell table:style-name="ce82"/>
          <table:table-cell table:number-columns-repeated="16372"/>
        </table:table-row>
        <table:table-row table:style-name="ro12">
          <table:table-cell table:style-name="ce4"/>
          <table:table-cell table:number-columns-repeated="16383" table:style-name="ce17"/>
        </table:table-row>
        <table:table-row table:number-rows-repeated="1048523" table:style-name="ro12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0"/>
        <table:table-column table:style-name="co3" table:default-cell-style-name="ce90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3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4">
          <table:table-cell table:style-name="ce4"/>
          <table:table-cell table:number-columns-repeated="4" table:style-name="ce91"/>
          <table:table-cell office:value-type="string" table:style-name="ce92">
            <text:p><text:s text:c="4"/>中 華 民 國 108 年 12 月 底</text:p>
          </table:table-cell>
          <table:table-cell table:number-columns-repeated="4" table:style-name="ce91"/>
          <table:table-cell office:value-type="string" table:style-name="ce7">
            <text:p><text:s text:c="10"/>單位：平方公里；個；戶；人</text:p>
          </table:table-cell>
          <table:table-cell table:style-name="ce91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7">
            <text:p>區<text:span text:style-name="T3"><text:s text:c="2"/></text:span>域<text:span text:style-name="T3"><text:s text:c="2"/></text:span>別</text:p>
          </table:table-cell>
          <table:table-cell office:value-type="string" table:style-name="ce9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4">
            <text:p>鄉鎮</text:p>
          </table:table-cell>
          <table:table-cell office:value-type="string" table:number-columns-spanned="1" table:number-rows-spanned="2" table:style-name="ce128">
            <text:p>村里數</text:p>
          </table:table-cell>
          <table:table-cell office:value-type="string" table:number-columns-spanned="1" table:number-rows-spanned="2" table:style-name="ce128">
            <text:p>鄰<text:span text:style-name="T3"><text:s text:c="2"/></text:span>數</text:p>
          </table:table-cell>
          <table:table-cell office:value-type="string" table:number-columns-spanned="1" table:number-rows-spanned="2" table:style-name="ce128">
            <text:p>戶<text:span text:style-name="T3"><text:s text:c="2"/></text:span>數</text:p>
          </table:table-cell>
          <table:table-cell office:value-type="string" table:number-columns-spanned="3" table:number-rows-spanned="1" table:style-name="ce128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5">
            <text:p>( 平方公里 )</text:p>
          </table:table-cell>
          <table:table-cell office:value-type="string" table:style-name="ce96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7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1">
          <table:table-cell office:value-type="string" table:style-name="ce98">
            <text:p>總 <text:s text:c="4"/>計</text:p>
          </table:table-cell>
          <table:table-cell office:value-type="float" office:value="36197.066899999998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88"/>
          <table:table-cell table:style-name="ce101"/>
          <table:table-cell table:style-name="ce102"/>
          <table:table-cell table:style-name="ce103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新北市</text:p>
          </table:table-cell>
          <table:table-cell office:value-type="float" office:value="2052.5666999999999" table:style-name="ce104">
            <text:p>2,052.5667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56" table:style-name="ce54">
            <text:p><text:s text:c="3"/>22,156</text:p>
          </table:table-cell>
          <table:table-cell office:value-type="float" office:value="1583999" table:style-name="ce54">
            <text:p><text:s text:c="3"/>1,583,999</text:p>
          </table:table-cell>
          <table:table-cell office:value-type="float" office:value="4018696" table:style-name="ce54">
            <text:p><text:s text:c="3"/>4,018,696</text:p>
          </table:table-cell>
          <table:table-cell office:value-type="float" office:value="1963658" table:style-name="ce54">
            <text:p><text:s text:c="3"/>1,963,658</text:p>
          </table:table-cell>
          <table:table-cell office:value-type="float" office:value="2055038" table:style-name="ce54">
            <text:p><text:s text:c="3"/>2,055,038</text:p>
          </table:table-cell>
          <table:table-cell office:value-type="float" office:value="95.55" table:style-name="ce55">
            <text:p>95.55</text:p>
          </table:table-cell>
          <table:table-cell office:value-type="float" office:value="1957.89" table:style-name="ce55">
            <text:p>1,957.89</text:p>
          </table:table-cell>
          <table:table-cell office:value-type="float" office:value="2.54" table:style-name="ce56">
            <text:p>2.54</text:p>
          </table:table-cell>
          <table:table-cell table:style-name="ce88"/>
          <table:table-cell table:style-name="ce106"/>
          <table:table-cell table:style-name="ce102"/>
          <table:table-cell table:style-name="ce103"/>
          <table:table-cell table:style-name="ce88"/>
          <table:table-cell table:number-columns-repeated="16367"/>
        </table:table-row>
        <table:table-row table:style-name="ro15">
          <table:table-cell office:value-type="string" table:style-name="ce107">
            <text:p>臺北市</text:p>
          </table:table-cell>
          <table:table-cell office:value-type="float" office:value="271.79969999999997" table:style-name="ce104">
            <text:p>271.7997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4" table:style-name="ce54">
            <text:p><text:s text:c="3"/>9,564</text:p>
          </table:table-cell>
          <table:table-cell office:value-type="float" office:value="1060880" table:style-name="ce54">
            <text:p><text:s text:c="3"/>1,060,880</text:p>
          </table:table-cell>
          <table:table-cell office:value-type="float" office:value="2645041" table:style-name="ce54">
            <text:p><text:s text:c="3"/>2,645,041</text:p>
          </table:table-cell>
          <table:table-cell office:value-type="float" office:value="1260049" table:style-name="ce54">
            <text:p><text:s text:c="3"/>1,260,049</text:p>
          </table:table-cell>
          <table:table-cell office:value-type="float" office:value="1384992" table:style-name="ce54">
            <text:p><text:s text:c="3"/>1,384,992</text:p>
          </table:table-cell>
          <table:table-cell office:value-type="float" office:value="90.98" table:style-name="ce55">
            <text:p>90.98</text:p>
          </table:table-cell>
          <table:table-cell office:value-type="float" office:value="9731.58" table:style-name="ce55">
            <text:p>9,731.58</text:p>
          </table:table-cell>
          <table:table-cell office:value-type="float" office:value="2.4900000000000002" table:style-name="ce56">
            <text:p>2.49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桃園市</text:p>
          </table:table-cell>
          <table:table-cell office:value-type="float" office:value="1220.954" table:style-name="ce104">
            <text:p>1,220.9540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7" table:style-name="ce54">
            <text:p><text:s text:c="3"/>11,857</text:p>
          </table:table-cell>
          <table:table-cell office:value-type="float" office:value="825888" table:style-name="ce54">
            <text:p><text:s text:c="3"/>825,888</text:p>
          </table:table-cell>
          <table:table-cell office:value-type="float" office:value="2249037" table:style-name="ce54">
            <text:p><text:s text:c="3"/>2,249,037</text:p>
          </table:table-cell>
          <table:table-cell office:value-type="float" office:value="1116111" table:style-name="ce54">
            <text:p><text:s text:c="3"/>1,116,111</text:p>
          </table:table-cell>
          <table:table-cell office:value-type="float" office:value="1132926" table:style-name="ce54">
            <text:p><text:s text:c="3"/>1,132,926</text:p>
          </table:table-cell>
          <table:table-cell office:value-type="float" office:value="98.52" table:style-name="ce55">
            <text:p>98.52</text:p>
          </table:table-cell>
          <table:table-cell office:value-type="float" office:value="1842.03" table:style-name="ce55">
            <text:p>1,842.03</text:p>
          </table:table-cell>
          <table:table-cell office:value-type="float" office:value="2.72" table:style-name="ce56">
            <text:p>2.72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6">
          <table:table-cell office:value-type="string" table:style-name="ce98">
            <text:p>臺中市</text:p>
          </table:table-cell>
          <table:table-cell office:value-type="float" office:value="2214.8968" table:style-name="ce104">
            <text:p>2,214.8968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86646" table:style-name="ce54">
            <text:p><text:s text:c="3"/>986,646</text:p>
          </table:table-cell>
          <table:table-cell office:value-type="float" office:value="2815261" table:style-name="ce54">
            <text:p><text:s text:c="3"/>2,815,261</text:p>
          </table:table-cell>
          <table:table-cell office:value-type="float" office:value="1384164" table:style-name="ce54">
            <text:p><text:s text:c="3"/>1,384,164</text:p>
          </table:table-cell>
          <table:table-cell office:value-type="float" office:value="1431097" table:style-name="ce54">
            <text:p><text:s text:c="3"/>1,431,097</text:p>
          </table:table-cell>
          <table:table-cell office:value-type="float" office:value="96.72" table:style-name="ce55">
            <text:p>96.72</text:p>
          </table:table-cell>
          <table:table-cell office:value-type="float" office:value="1271.06" table:style-name="ce55">
            <text:p>1,271.06</text:p>
          </table:table-cell>
          <table:table-cell office:value-type="float" office:value="2.85" table:style-name="ce56">
            <text:p>2.85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臺南市</text:p>
          </table:table-cell>
          <table:table-cell office:value-type="float" office:value="2191.6531" table:style-name="ce104">
            <text:p>2,191.6531</text:p>
          </table:table-cell>
          <table:table-cell office:value-type="float" office:value="37" table:style-name="ce105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3" table:style-name="ce54">
            <text:p><text:s text:c="3"/>9,653</text:p>
          </table:table-cell>
          <table:table-cell office:value-type="float" office:value="696269" table:style-name="ce54">
            <text:p><text:s text:c="3"/>696,269</text:p>
          </table:table-cell>
          <table:table-cell office:value-type="float" office:value="1880906" table:style-name="ce54">
            <text:p><text:s text:c="3"/>1,880,906</text:p>
          </table:table-cell>
          <table:table-cell office:value-type="float" office:value="937342" table:style-name="ce54">
            <text:p><text:s text:c="3"/>937,342</text:p>
          </table:table-cell>
          <table:table-cell office:value-type="float" office:value="943564" table:style-name="ce54">
            <text:p><text:s text:c="3"/>943,564</text:p>
          </table:table-cell>
          <table:table-cell office:value-type="float" office:value="99.34" table:style-name="ce55">
            <text:p>99.34</text:p>
          </table:table-cell>
          <table:table-cell office:value-type="float" office:value="858.21" table:style-name="ce55">
            <text:p>858.21</text:p>
          </table:table-cell>
          <table:table-cell office:value-type="float" office:value="2.7" table:style-name="ce56">
            <text:p>2.70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7">
          <table:table-cell office:value-type="string" table:style-name="ce98">
            <text:p>高雄市</text:p>
          </table:table-cell>
          <table:table-cell office:value-type="float" office:value="2951.8524000000002" table:style-name="ce104">
            <text:p>2,951.8524</text:p>
          </table:table-cell>
          <table:table-cell office:value-type="float" office:value="38" table:style-name="ce105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0051" table:style-name="ce54">
            <text:p><text:s text:c="3"/>1,110,051</text:p>
          </table:table-cell>
          <table:table-cell office:value-type="float" office:value="2773198" table:style-name="ce54">
            <text:p><text:s text:c="3"/>2,773,198</text:p>
          </table:table-cell>
          <table:table-cell office:value-type="float" office:value="1369850" table:style-name="ce54">
            <text:p><text:s text:c="3"/>1,369,850</text:p>
          </table:table-cell>
          <table:table-cell office:value-type="float" office:value="1403348" table:style-name="ce54">
            <text:p><text:s text:c="3"/>1,403,348</text:p>
          </table:table-cell>
          <table:table-cell office:value-type="float" office:value="97.61" table:style-name="ce55">
            <text:p>97.61</text:p>
          </table:table-cell>
          <table:table-cell office:value-type="float" office:value="939.48" table:style-name="ce55">
            <text:p>939.48</text:p>
          </table:table-cell>
          <table:table-cell office:value-type="float" office:value="2.5" table:style-name="ce56">
            <text:p>2.5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6">
          <table:table-cell office:value-type="string" table:style-name="ce98">
            <text:p>臺灣省</text:p>
          </table:table-cell>
          <table:table-cell office:value-type="float" office:value="25110.003700000001" table:style-name="ce104">
            <text:p>25,110.0037</text:p>
          </table:table-cell>
          <table:table-cell office:value-type="float" office:value="200" table:style-name="ce105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6" table:style-name="ce54">
            <text:p><text:s text:c="3"/>58,826</text:p>
          </table:table-cell>
          <table:table-cell office:value-type="float" office:value="2524580" table:style-name="ce54">
            <text:p><text:s text:c="3"/>2,524,580</text:p>
          </table:table-cell>
          <table:table-cell office:value-type="float" office:value="7067708" table:style-name="ce54">
            <text:p><text:s text:c="3"/>7,067,708</text:p>
          </table:table-cell>
          <table:table-cell office:value-type="float" office:value="3596501" table:style-name="ce54">
            <text:p><text:s text:c="3"/>3,596,501</text:p>
          </table:table-cell>
          <table:table-cell office:value-type="float" office:value="3471207" table:style-name="ce54">
            <text:p><text:s text:c="3"/>3,471,207</text:p>
          </table:table-cell>
          <table:table-cell office:value-type="float" office:value="103.61" table:style-name="ce55">
            <text:p>103.61</text:p>
          </table:table-cell>
          <table:table-cell office:value-type="float" office:value="281.47000000000003" table:style-name="ce55">
            <text:p>281.47</text:p>
          </table:table-cell>
          <table:table-cell office:value-type="float" office:value="2.8" table:style-name="ce56">
            <text:p>2.8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5">
          <table:table-cell office:value-type="string" table:style-name="ce113">
            <text:p>宜蘭縣</text:p>
          </table:table-cell>
          <table:table-cell office:value-type="float" office:value="2143.6251000000002" table:style-name="ce114">
            <text:p>2,143.6251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0833" table:style-name="ce62">
            <text:p><text:s text:c="3"/>170,833</text:p>
          </table:table-cell>
          <table:table-cell office:value-type="float" office:value="454178" table:style-name="ce62">
            <text:p><text:s text:c="3"/>454,178</text:p>
          </table:table-cell>
          <table:table-cell office:value-type="float" office:value="229222" table:style-name="ce62">
            <text:p><text:s text:c="3"/>229,222</text:p>
          </table:table-cell>
          <table:table-cell office:value-type="float" office:value="224956" table:style-name="ce62">
            <text:p><text:s text:c="3"/>224,956</text:p>
          </table:table-cell>
          <table:table-cell office:value-type="float" office:value="101.9" table:style-name="ce63">
            <text:p>101.90</text:p>
          </table:table-cell>
          <table:table-cell office:value-type="float" office:value="211.87" table:style-name="ce63">
            <text:p>211.87</text:p>
          </table:table-cell>
          <table:table-cell office:value-type="float" office:value="2.66" table:style-name="ce64">
            <text:p>2.66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新竹縣</text:p>
          </table:table-cell>
          <table:table-cell office:value-type="float" office:value="1427.5369000000001" table:style-name="ce114">
            <text:p>1,427.536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89" table:style-name="ce62">
            <text:p><text:s text:c="3"/>3,289</text:p>
          </table:table-cell>
          <table:table-cell office:value-type="float" office:value="200453" table:style-name="ce62">
            <text:p><text:s text:c="3"/>200,453</text:p>
          </table:table-cell>
          <table:table-cell office:value-type="float" office:value="563933" table:style-name="ce62">
            <text:p><text:s text:c="3"/>563,933</text:p>
          </table:table-cell>
          <table:table-cell office:value-type="float" office:value="287837" table:style-name="ce62">
            <text:p><text:s text:c="3"/>287,837</text:p>
          </table:table-cell>
          <table:table-cell office:value-type="float" office:value="276096" table:style-name="ce62">
            <text:p><text:s text:c="3"/>276,096</text:p>
          </table:table-cell>
          <table:table-cell office:value-type="float" office:value="104.25" table:style-name="ce63">
            <text:p>104.25</text:p>
          </table:table-cell>
          <table:table-cell office:value-type="float" office:value="395.04" table:style-name="ce63">
            <text:p>395.04</text:p>
          </table:table-cell>
          <table:table-cell office:value-type="float" office:value="2.81" table:style-name="ce64">
            <text:p>2.81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苗栗縣</text:p>
          </table:table-cell>
          <table:table-cell office:value-type="float" office:value="1820.3149000000001" table:style-name="ce114">
            <text:p>1,820.3149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162" table:style-name="ce62">
            <text:p><text:s text:c="3"/>191,162</text:p>
          </table:table-cell>
          <table:table-cell office:value-type="float" office:value="545459" table:style-name="ce62">
            <text:p><text:s text:c="3"/>545,459</text:p>
          </table:table-cell>
          <table:table-cell office:value-type="float" office:value="281290" table:style-name="ce62">
            <text:p><text:s text:c="3"/>281,290</text:p>
          </table:table-cell>
          <table:table-cell office:value-type="float" office:value="264169" table:style-name="ce62">
            <text:p><text:s text:c="3"/>264,169</text:p>
          </table:table-cell>
          <table:table-cell office:value-type="float" office:value="106.48" table:style-name="ce63">
            <text:p>106.48</text:p>
          </table:table-cell>
          <table:table-cell office:value-type="float" office:value="299.64999999999998" table:style-name="ce63">
            <text:p>299.65</text:p>
          </table:table-cell>
          <table:table-cell office:value-type="float" office:value="2.85" table:style-name="ce64">
            <text:p>2.85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彰化縣</text:p>
          </table:table-cell>
          <table:table-cell office:value-type="float" office:value="1074.396" table:style-name="ce114">
            <text:p>1,074.3960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69" table:style-name="ce62">
            <text:p><text:s text:c="3"/>9,169</text:p>
          </table:table-cell>
          <table:table-cell office:value-type="float" office:value="392844" table:style-name="ce62">
            <text:p><text:s text:c="3"/>392,844</text:p>
          </table:table-cell>
          <table:table-cell office:value-type="float" office:value="1272802" table:style-name="ce62">
            <text:p><text:s text:c="3"/>1,272,802</text:p>
          </table:table-cell>
          <table:table-cell office:value-type="float" office:value="647449" table:style-name="ce62">
            <text:p><text:s text:c="3"/>647,449</text:p>
          </table:table-cell>
          <table:table-cell office:value-type="float" office:value="625353" table:style-name="ce62">
            <text:p><text:s text:c="3"/>625,353</text:p>
          </table:table-cell>
          <table:table-cell office:value-type="float" office:value="103.53" table:style-name="ce63">
            <text:p>103.53</text:p>
          </table:table-cell>
          <table:table-cell office:value-type="float" office:value="1184.67" table:style-name="ce63">
            <text:p>1,184.67</text:p>
          </table:table-cell>
          <table:table-cell office:value-type="float" office:value="3.24" table:style-name="ce64">
            <text:p>3.24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8">
          <table:table-cell office:value-type="string" table:style-name="ce113">
            <text:p>南投縣</text:p>
          </table:table-cell>
          <table:table-cell office:value-type="float" office:value="4106.4359999999997" table:style-name="ce114">
            <text:p>4,106.4360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4" table:style-name="ce62">
            <text:p><text:s text:c="3"/>4,274</text:p>
          </table:table-cell>
          <table:table-cell office:value-type="float" office:value="179030" table:style-name="ce62">
            <text:p><text:s text:c="3"/>179,030</text:p>
          </table:table-cell>
          <table:table-cell office:value-type="float" office:value="494112" table:style-name="ce62">
            <text:p><text:s text:c="3"/>494,112</text:p>
          </table:table-cell>
          <table:table-cell office:value-type="float" office:value="252705" table:style-name="ce62">
            <text:p><text:s text:c="3"/>252,705</text:p>
          </table:table-cell>
          <table:table-cell office:value-type="float" office:value="241407" table:style-name="ce62">
            <text:p><text:s text:c="3"/>241,407</text:p>
          </table:table-cell>
          <table:table-cell office:value-type="float" office:value="104.68" table:style-name="ce63">
            <text:p>104.68</text:p>
          </table:table-cell>
          <table:table-cell office:value-type="float" office:value="120.33" table:style-name="ce63">
            <text:p>120.33</text:p>
          </table:table-cell>
          <table:table-cell office:value-type="float" office:value="2.76" table:style-name="ce64">
            <text:p>2.76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雲林縣</text:p>
          </table:table-cell>
          <table:table-cell office:value-type="float" office:value="1290.8326" table:style-name="ce114">
            <text:p>1,290.8326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5" table:style-name="ce62">
            <text:p><text:s text:c="3"/>6,465</text:p>
          </table:table-cell>
          <table:table-cell office:value-type="float" office:value="242024" table:style-name="ce62">
            <text:p><text:s text:c="3"/>242,024</text:p>
          </table:table-cell>
          <table:table-cell office:value-type="float" office:value="681306" table:style-name="ce62">
            <text:p><text:s text:c="3"/>681,306</text:p>
          </table:table-cell>
          <table:table-cell office:value-type="float" office:value="352821" table:style-name="ce62">
            <text:p><text:s text:c="3"/>352,821</text:p>
          </table:table-cell>
          <table:table-cell office:value-type="float" office:value="328485" table:style-name="ce62">
            <text:p><text:s text:c="3"/>328,485</text:p>
          </table:table-cell>
          <table:table-cell office:value-type="float" office:value="107.41" table:style-name="ce63">
            <text:p>107.41</text:p>
          </table:table-cell>
          <table:table-cell office:value-type="float" office:value="527.79999999999995" table:style-name="ce63">
            <text:p>527.80</text:p>
          </table:table-cell>
          <table:table-cell office:value-type="float" office:value="2.82" table:style-name="ce64">
            <text:p>2.82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嘉義縣</text:p>
          </table:table-cell>
          <table:table-cell office:value-type="float" office:value="1903.6367" table:style-name="ce114">
            <text:p>1,903.636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651" table:style-name="ce62">
            <text:p><text:s text:c="3"/>183,651</text:p>
          </table:table-cell>
          <table:table-cell office:value-type="float" office:value="503113" table:style-name="ce62">
            <text:p><text:s text:c="3"/>503,113</text:p>
          </table:table-cell>
          <table:table-cell office:value-type="float" office:value="261238" table:style-name="ce62">
            <text:p><text:s text:c="3"/>261,238</text:p>
          </table:table-cell>
          <table:table-cell office:value-type="float" office:value="241875" table:style-name="ce62">
            <text:p><text:s text:c="3"/>241,875</text:p>
          </table:table-cell>
          <table:table-cell office:value-type="float" office:value="108.01" table:style-name="ce63">
            <text:p>108.01</text:p>
          </table:table-cell>
          <table:table-cell office:value-type="float" office:value="264.29000000000002" table:style-name="ce63">
            <text:p>264.29</text:p>
          </table:table-cell>
          <table:table-cell office:value-type="float" office:value="2.74" table:style-name="ce64">
            <text:p>2.74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屏東縣</text:p>
          </table:table-cell>
          <table:table-cell office:value-type="float" office:value="2775.6003000000001" table:style-name="ce114">
            <text:p>2,775.6003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93" table:style-name="ce62">
            <text:p><text:s text:c="3"/>7,393</text:p>
          </table:table-cell>
          <table:table-cell office:value-type="float" office:value="289861" table:style-name="ce62">
            <text:p><text:s text:c="3"/>289,861</text:p>
          </table:table-cell>
          <table:table-cell office:value-type="float" office:value="819184" table:style-name="ce62">
            <text:p><text:s text:c="3"/>819,184</text:p>
          </table:table-cell>
          <table:table-cell office:value-type="float" office:value="417815" table:style-name="ce62">
            <text:p><text:s text:c="3"/>417,815</text:p>
          </table:table-cell>
          <table:table-cell office:value-type="float" office:value="401369" table:style-name="ce62">
            <text:p><text:s text:c="3"/>401,369</text:p>
          </table:table-cell>
          <table:table-cell office:value-type="float" office:value="104.1" table:style-name="ce63">
            <text:p>104.10</text:p>
          </table:table-cell>
          <table:table-cell office:value-type="float" office:value="295.14" table:style-name="ce63">
            <text:p>295.14</text:p>
          </table:table-cell>
          <table:table-cell office:value-type="float" office:value="2.83" table:style-name="ce64">
            <text:p>2.83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8">
          <table:table-cell office:value-type="string" table:style-name="ce113">
            <text:p>臺東縣</text:p>
          </table:table-cell>
          <table:table-cell office:value-type="float" office:value="3515.2525999999998" table:style-name="ce114">
            <text:p>3,515.252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2" table:style-name="ce62">
            <text:p><text:s text:c="3"/>2,682</text:p>
          </table:table-cell>
          <table:table-cell office:value-type="float" office:value="83197" table:style-name="ce62">
            <text:p><text:s text:c="3"/>83,197</text:p>
          </table:table-cell>
          <table:table-cell office:value-type="float" office:value="216781" table:style-name="ce62">
            <text:p><text:s text:c="3"/>216,781</text:p>
          </table:table-cell>
          <table:table-cell office:value-type="float" office:value="111570" table:style-name="ce62">
            <text:p><text:s text:c="3"/>111,570</text:p>
          </table:table-cell>
          <table:table-cell office:value-type="float" office:value="105211" table:style-name="ce62">
            <text:p><text:s text:c="3"/>105,211</text:p>
          </table:table-cell>
          <table:table-cell office:value-type="float" office:value="106.04" table:style-name="ce63">
            <text:p>106.04</text:p>
          </table:table-cell>
          <table:table-cell office:value-type="float" office:value="61.67" table:style-name="ce63">
            <text:p>61.67</text:p>
          </table:table-cell>
          <table:table-cell office:value-type="float" office:value="2.61" table:style-name="ce64">
            <text:p>2.61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花蓮縣</text:p>
          </table:table-cell>
          <table:table-cell office:value-type="float" office:value="4628.5713999999998" table:style-name="ce114">
            <text:p>4,628.5714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729" table:style-name="ce62">
            <text:p><text:s text:c="3"/>126,729</text:p>
          </table:table-cell>
          <table:table-cell office:value-type="float" office:value="326247" table:style-name="ce62">
            <text:p><text:s text:c="3"/>326,247</text:p>
          </table:table-cell>
          <table:table-cell office:value-type="float" office:value="165073" table:style-name="ce62">
            <text:p><text:s text:c="3"/>165,073</text:p>
          </table:table-cell>
          <table:table-cell office:value-type="float" office:value="161174" table:style-name="ce62">
            <text:p><text:s text:c="3"/>161,174</text:p>
          </table:table-cell>
          <table:table-cell office:value-type="float" office:value="102.42" table:style-name="ce63">
            <text:p>102.42</text:p>
          </table:table-cell>
          <table:table-cell office:value-type="float" office:value="70.489999999999995" table:style-name="ce63">
            <text:p>70.49</text:p>
          </table:table-cell>
          <table:table-cell office:value-type="float" office:value="2.57" table:style-name="ce64">
            <text:p>2.57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澎湖縣</text:p>
          </table:table-cell>
          <table:table-cell office:value-type="float" office:value="126.86409999999999" table:style-name="ce114">
            <text:p>126.8641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7" table:style-name="ce62">
            <text:p><text:s text:c="3"/>1,397</text:p>
          </table:table-cell>
          <table:table-cell office:value-type="float" office:value="41526" table:style-name="ce62">
            <text:p><text:s text:c="3"/>41,526</text:p>
          </table:table-cell>
          <table:table-cell office:value-type="float" office:value="105207" table:style-name="ce62">
            <text:p><text:s text:c="3"/>105,207</text:p>
          </table:table-cell>
          <table:table-cell office:value-type="float" office:value="54283" table:style-name="ce62">
            <text:p><text:s text:c="3"/>54,283</text:p>
          </table:table-cell>
          <table:table-cell office:value-type="float" office:value="50924" table:style-name="ce62">
            <text:p><text:s text:c="3"/>50,924</text:p>
          </table:table-cell>
          <table:table-cell office:value-type="float" office:value="106.6" table:style-name="ce63">
            <text:p>106.60</text:p>
          </table:table-cell>
          <table:table-cell office:value-type="float" office:value="829.29" table:style-name="ce63">
            <text:p>829.29</text:p>
          </table:table-cell>
          <table:table-cell office:value-type="float" office:value="2.5299999999999998" table:style-name="ce64">
            <text:p>2.53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">
          <table:table-cell office:value-type="string" table:style-name="ce113">
            <text:p>基隆市</text:p>
          </table:table-cell>
          <table:table-cell office:value-type="float" office:value="132.75890000000001" table:style-name="ce114">
            <text:p>132.758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552" table:style-name="ce62">
            <text:p><text:s text:c="3"/>154,552</text:p>
          </table:table-cell>
          <table:table-cell office:value-type="float" office:value="368893" table:style-name="ce62">
            <text:p><text:s text:c="3"/>368,893</text:p>
          </table:table-cell>
          <table:table-cell office:value-type="float" office:value="184139" table:style-name="ce62">
            <text:p><text:s text:c="3"/>184,139</text:p>
          </table:table-cell>
          <table:table-cell office:value-type="float" office:value="184754" table:style-name="ce62">
            <text:p><text:s text:c="3"/>184,754</text:p>
          </table:table-cell>
          <table:table-cell office:value-type="float" office:value="99.67" table:style-name="ce63">
            <text:p>99.67</text:p>
          </table:table-cell>
          <table:table-cell office:value-type="float" office:value="2778.67" table:style-name="ce63">
            <text:p>2,778.67</text:p>
          </table:table-cell>
          <table:table-cell office:value-type="float" office:value="2.39" table:style-name="ce64">
            <text:p>2.39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新竹市</text:p>
          </table:table-cell>
          <table:table-cell office:value-type="float" office:value="104.15260000000001" table:style-name="ce114">
            <text:p>104.152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093" table:style-name="ce62">
            <text:p><text:s text:c="3"/>168,093</text:p>
          </table:table-cell>
          <table:table-cell office:value-type="float" office:value="448803" table:style-name="ce62">
            <text:p><text:s text:c="3"/>448,803</text:p>
          </table:table-cell>
          <table:table-cell office:value-type="float" office:value="221265" table:style-name="ce62">
            <text:p><text:s text:c="3"/>221,265</text:p>
          </table:table-cell>
          <table:table-cell office:value-type="float" office:value="227538" table:style-name="ce62">
            <text:p><text:s text:c="3"/>227,538</text:p>
          </table:table-cell>
          <table:table-cell office:value-type="float" office:value="97.24" table:style-name="ce63">
            <text:p>97.24</text:p>
          </table:table-cell>
          <table:table-cell office:value-type="float" office:value="4309.09" table:style-name="ce63">
            <text:p>4,309.09</text:p>
          </table:table-cell>
          <table:table-cell office:value-type="float" office:value="2.67" table:style-name="ce64">
            <text:p>2.67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嘉義市</text:p>
          </table:table-cell>
          <table:table-cell office:value-type="float" office:value="60.025599999999997" table:style-name="ce114">
            <text:p>60.025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3" table:style-name="ce62">
            <text:p><text:s text:c="3"/>1,403</text:p>
          </table:table-cell>
          <table:table-cell office:value-type="float" office:value="100625" table:style-name="ce62">
            <text:p><text:s text:c="3"/>100,625</text:p>
          </table:table-cell>
          <table:table-cell office:value-type="float" office:value="267690" table:style-name="ce62">
            <text:p><text:s text:c="3"/>267,690</text:p>
          </table:table-cell>
          <table:table-cell office:value-type="float" office:value="129794" table:style-name="ce62">
            <text:p><text:s text:c="3"/>129,794</text:p>
          </table:table-cell>
          <table:table-cell office:value-type="float" office:value="137896" table:style-name="ce62">
            <text:p><text:s text:c="3"/>137,896</text:p>
          </table:table-cell>
          <table:table-cell office:value-type="float" office:value="94.12" table:style-name="ce63">
            <text:p>94.12</text:p>
          </table:table-cell>
          <table:table-cell office:value-type="float" office:value="4459.6000000000004" table:style-name="ce63">
            <text:p>4,459.60</text:p>
          </table:table-cell>
          <table:table-cell office:value-type="float" office:value="2.66" table:style-name="ce64">
            <text:p>2.66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7">
          <table:table-cell office:value-type="string" table:style-name="ce98">
            <text:p>福建省</text:p>
          </table:table-cell>
          <table:table-cell office:value-type="float" office:value="180.45600000000002" table:style-name="ce104">
            <text:p>180.4560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432" table:style-name="ce54">
            <text:p><text:s text:c="3"/>44,432</text:p>
          </table:table-cell>
          <table:table-cell office:value-type="float" office:value="153274" table:style-name="ce54">
            <text:p><text:s text:c="3"/>153,274</text:p>
          </table:table-cell>
          <table:table-cell office:value-type="float" office:value="77511" table:style-name="ce54">
            <text:p><text:s text:c="3"/>77,511</text:p>
          </table:table-cell>
          <table:table-cell office:value-type="float" office:value="75763" table:style-name="ce54">
            <text:p><text:s text:c="3"/>75,763</text:p>
          </table:table-cell>
          <table:table-cell office:value-type="float" office:value="102.31" table:style-name="ce55">
            <text:p>102.31</text:p>
          </table:table-cell>
          <table:table-cell office:value-type="float" office:value="849.37" table:style-name="ce55">
            <text:p>849.37</text:p>
          </table:table-cell>
          <table:table-cell office:value-type="float" office:value="3.45" table:style-name="ce56">
            <text:p>3.45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金門縣</text:p>
          </table:table-cell>
          <table:table-cell office:value-type="float" office:value="151.65600000000001" table:style-name="ce114">
            <text:p>151.6560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217" table:style-name="ce62">
            <text:p><text:s text:c="3"/>41,217</text:p>
          </table:table-cell>
          <table:table-cell office:value-type="float" office:value="140185" table:style-name="ce62">
            <text:p><text:s text:c="3"/>140,185</text:p>
          </table:table-cell>
          <table:table-cell office:value-type="float" office:value="70010" table:style-name="ce62">
            <text:p><text:s text:c="3"/>70,010</text:p>
          </table:table-cell>
          <table:table-cell office:value-type="float" office:value="70175" table:style-name="ce62">
            <text:p><text:s text:c="3"/>70,175</text:p>
          </table:table-cell>
          <table:table-cell office:value-type="float" office:value="99.76" table:style-name="ce63">
            <text:p>99.76</text:p>
          </table:table-cell>
          <table:table-cell office:value-type="float" office:value="924.36" table:style-name="ce63">
            <text:p>924.36</text:p>
          </table:table-cell>
          <table:table-cell office:value-type="float" office:value="3.4" table:style-name="ce64">
            <text:p>3.4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連江縣</text:p>
          </table:table-cell>
          <table:table-cell office:value-type="float" office:value="28.8" table:style-name="ce114">
            <text:p>28.8000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15" table:style-name="ce62">
            <text:p><text:s text:c="3"/>3,215</text:p>
          </table:table-cell>
          <table:table-cell office:value-type="float" office:value="13089" table:style-name="ce62">
            <text:p><text:s text:c="3"/>13,089</text:p>
          </table:table-cell>
          <table:table-cell office:value-type="float" office:value="7501" table:style-name="ce62">
            <text:p><text:s text:c="3"/>7,501</text:p>
          </table:table-cell>
          <table:table-cell office:value-type="float" office:value="5588" table:style-name="ce62">
            <text:p><text:s text:c="3"/>5,588</text:p>
          </table:table-cell>
          <table:table-cell office:value-type="float" office:value="134.22999999999999" table:style-name="ce63">
            <text:p>134.23</text:p>
          </table:table-cell>
          <table:table-cell office:value-type="float" office:value="454.48" table:style-name="ce63">
            <text:p>454.48</text:p>
          </table:table-cell>
          <table:table-cell office:value-type="float" office:value="4.07" table:style-name="ce64">
            <text:p>4.07</text:p>
          </table:table-cell>
          <table:table-cell table:style-name="ce88"/>
          <table:table-cell table:style-name="ce116"/>
          <table:table-cell table:style-name="ce108"/>
          <table:table-cell table:style-name="ce117"/>
          <table:table-cell table:style-name="ce88"/>
          <table:table-cell table:number-columns-repeated="16367"/>
        </table:table-row>
        <table:table-row table:style-name="ro19">
          <table:table-cell office:value-type="string" table:style-name="ce118">
            <text:p>東沙群島</text:p>
          </table:table-cell>
          <table:table-cell office:value-type="float" office:value="2.38" table:style-name="ce104">
            <text:p>2.3800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table:style-name="ce88"/>
          <table:table-cell table:style-name="ce116"/>
          <table:table-cell table:style-name="ce108"/>
          <table:table-cell table:style-name="ce120"/>
          <table:table-cell table:style-name="ce88"/>
          <table:table-cell table:number-columns-repeated="16367"/>
        </table:table-row>
        <table:table-row table:style-name="ro12">
          <table:table-cell office:value-type="string" table:style-name="ce121">
            <text:p>南沙群島</text:p>
          </table:table-cell>
          <table:table-cell office:value-type="float" office:value="0.50449999999999995" table:style-name="ce122">
            <text:p>0.5045</text:p>
          </table:table-cell>
          <table:table-cell office:value-type="string" table:style-name="ce123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3">
            <text:p><text:span text:style-name="T3"><text:s/></text:span>說明：1.本表村里數及鄰數係指設有戶籍之戶籍登記資料，非行政區域資料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125"/>
          <table:table-cell table:style-name="ce80"/>
          <table:table-cell office:value-type="string" office:string-value="內政部戶政司 民國109年1月8日編製" table:formula="of:=['新02性比例等-年月別'.L42]" table:style-name="ce126">
            <text:p>內政部戶政司 民國109年1月8日編製</text:p>
          </table:table-cell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4"/>其設籍人口列於高雄市統計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3.104年12月南沙太平島交通基礎整建工程竣工，增加面積0.0149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12">
          <table:table-cell table:style-name="ce83"/>
          <table:table-cell table:number-columns-repeated="2" table:style-name="ce90"/>
          <table:table-cell table:number-columns-repeated="16381" table:style-name="ce17"/>
        </table:table-row>
        <table:table-row table:style-name="ro12">
          <table:table-cell table:style-name="ce89"/>
          <table:table-cell table:number-columns-repeated="2" table:style-name="ce90"/>
          <table:table-cell table:number-columns-repeated="16381" table:style-name="ce17"/>
        </table:table-row>
        <table:table-row table:number-rows-repeated="2" table:style-name="ro7">
          <table:table-cell table:style-name="ce83"/>
          <table:table-cell table:number-columns-repeated="2" table:style-name="ce90"/>
          <table:table-cell table:number-columns-repeated="16381" table:style-name="ce17"/>
        </table:table-row>
        <table:table-row table:number-rows-repeated="1048537" table:style-name="ro12">
          <table:table-cell table:number-columns-repeated="16384"/>
        </table:table-row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29:03Z</meta:creation-date>
    <dc:date>2020-01-08T03:30:16Z</dc:date>
  </office:meta>
</office:document-meta>
</file>